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
            <text:p>Tender</text:p>
          </table:table-cell>
          <table:table-cell table:style-name="ce8" office:value-type="string" office:string-value="Tender. Details">
            <text:p>Tender. Details</text:p>
          </table:table-cell>
          <table:table-cell table:style-name="ce8" office:value-type="string" office:string-value=""/>
          <table:table-cell table:style-name="ce8" office:value-type="string" office:string-value="Tender">
            <text:p>Ten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whereby an economic operator (the tenderer) makes a formal offer (the tender) to a contracting authority to execute an order for the supply or purchase of goods, or for the execution of work, according to the terms of a proposed contract.">
            <text:p>A document whereby an economic operator (the tenderer) makes a formal offer (the tender) to a contracting authority to execute an order for the supply or purchase of goods, or for the execution of work, according to the terms of a proposed contrac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 UBL Version Identifier. Identifier">
            <text:p>Tender. UBL Vers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 Customization Identifier. Identifier">
            <text:p>Tender. Customizat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 Profile Identifier. Identifier">
            <text:p>Tender. Profile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 Profile Execution Identifier. Identifier">
            <text:p>Tender. Profile Execut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 Identifier">
            <text:p>Tend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 Copy_ Indicator. Indicator">
            <text:p>Tender. Copy_ Indicator. Indicator</text:p>
          </table:table-cell>
          <table:table-cell table:style-name="ce9" office:value-type="string" office:string-value=""/>
          <table:table-cell office:value-type="string" table:style-name="ce9" office:string-value="Tender">
            <text:p>Tender</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 UUID. Identifier">
            <text:p>Tender. UUID.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TenderTypeCode">
            <text:p>TenderTypeCode</text:p>
          </table:table-cell>
          <table:table-cell office:value-type="string" table:style-name="ce9" office:string-value="Tender. Tender Type Code. Code">
            <text:p>Tender. Tender Type Code. Cod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Tender Type">
            <text:p>Tender Type</text:p>
          </table:table-cell>
          <table:table-cell office:value-type="string" table:style-name="ce9" office:string-value="Code">
            <text:p>Code</text:p>
          </table:table-cell>
          <table:table-cell office:value-type="string" table:style-name="ce11" table:formula="of:=IF([.F10]&lt;&gt;&quot;&quot;;CONCATENATE([.F10];&quot; &quot;;[.G10]);[.G10])" office:string-value="Tender Type Code">
            <text:p>Tender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0]&lt;&gt;&quot;&quot;;CONCATENATE([.J10];&quot;_ &quot;;[.I10];&quot;. Type&quot;);CONCATENATE([.I1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to specify the type of tender (economical or objective criteria versus technical or subjective criteria)">
            <text:p>A code to specify the type of tender (economical or objective criteria versus technical or subjective criteria)</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ContractFolderID">
            <text:p>ContractFolderID</text:p>
          </table:table-cell>
          <table:table-cell office:value-type="string" table:style-name="ce9" office:string-value="Tender. Contract Folder Identifier. Identifier">
            <text:p>Tender. Contract Folder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1]&lt;&gt;&quot;&quot;;CONCATENATE([.F11];&quot; &quot;;[.G11]);[.G11])"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1]&lt;&gt;&quot;&quot;;CONCATENATE([.J11];&quot;_ &quot;;[.I11];&quot;. Type&quot;);CONCATENATE([.I11];&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Tender. Issue Date. Date">
            <text:p>Tender. Issue Date. Dat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Tender. Issue Time. Time">
            <text:p>Tender. Issue Time. Tim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ContractName">
            <text:p>ContractName</text:p>
          </table:table-cell>
          <table:table-cell office:value-type="string" table:style-name="ce9" office:string-value="Tender. Contract Name. Text">
            <text:p>Tender. Contract Name. Text</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4]&lt;&gt;&quot;&quot;;CONCATENATE([.F14];&quot; &quot;;[.G14]);[.G14])"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Note">
            <text:p>Note</text:p>
          </table:table-cell>
          <table:table-cell office:value-type="string" table:style-name="ce9" office:string-value="Tender. Note. Text">
            <text:p>Tender. Note. Text</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5]&lt;&gt;&quot;&quot;;CONCATENATE([.F15];&quot; &quot;;[.G15]);[.G15])"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ValidityPeriod">
            <text:p>ValidityPeriod</text:p>
          </table:table-cell>
          <table:table-cell table:style-name="ce10" office:value-type="string" office:string-value="Tender. Validity_ Period. Period">
            <text:p>Tender. Validity_ Period. Period</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eriod for which the Tender is valid.">
            <text:p>The period for which the Tender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DocumentReference">
            <text:p>DocumentReference</text:p>
          </table:table-cell>
          <table:table-cell table:style-name="ce10" office:value-type="string" office:string-value="Tender. Document Reference">
            <text:p>Tender. Document Referenc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Tender. Signature">
            <text:p>Tender. Signatur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erParty">
            <text:p>TendererParty</text:p>
          </table:table-cell>
          <table:table-cell table:style-name="ce10" office:value-type="string" office:string-value="Tender. Tenderer_ Party. Party">
            <text:p>Tender. Tenderer_ Party.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Tenderer">
            <text:p>Tender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rimary tenderer.">
            <text:p>The primary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erQualificationDocumentReference">
            <text:p>TendererQualificationDocumentReference</text:p>
          </table:table-cell>
          <table:table-cell table:style-name="ce10" office:value-type="string" office:string-value="Tender. Tenderer Qualification_ Document Reference. Document Reference">
            <text:p>Tender. Tenderer Qualification_ Document Reference. Document Referenc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enderer qualification document that has been used to qualify the tenderer.">
            <text:p>A reference to the tenderer qualification document that has been used to qualify the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ubcontractorParty">
            <text:p>SubcontractorParty</text:p>
          </table:table-cell>
          <table:table-cell table:style-name="ce10" office:value-type="string" office:string-value="Tender. Subcontractor_ Party. Party">
            <text:p>Tender. Subcontractor_ Party.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Subcontractor">
            <text:p>Subcontract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ubcontractor or other tenderer participating in the same Tender.">
            <text:p>A subcontractor or other tenderer participating in the sam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ontractingParty">
            <text:p>ContractingParty</text:p>
          </table:table-cell>
          <table:table-cell table:style-name="ce10" office:value-type="string" office:string-value="Tender. Contracting Party">
            <text:p>Tender. Contracting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Tender. Originator_ Customer Party. Customer Party">
            <text:p>Tender. Originator_ Customer Party. Customer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originating the Tender.">
            <text:p>The party originating th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TenderedProject">
            <text:p>TenderedProject</text:p>
          </table:table-cell>
          <table:table-cell table:style-name="ce10" office:value-type="string" office:string-value="Tender. Tendered Project">
            <text:p>Tender. Tendered Project</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Tendered Project">
            <text:p>Tendered Project</text:p>
          </table:table-cell>
          <table:table-cell table:style-name="ce10" office:value-type="string" office:string-value="Tendered Project">
            <text:p>Tendered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ed Project">
            <text:p>Tendered Projec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roject with which this Tender is associated. A single Tender can be used to bid for one project, multiple projects, or the global project.">
            <text:p>A project with which this Tender is associated. A single Tender can be used to bid for one project, multiple projects, or the global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